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BOXANUMBER.png"/>
  <manifest:file-entry manifest:media-type="image/png" manifest:full-path="Pictures/BOXBNUMBER.png"/>
  <manifest:file-entry manifest:media-type="image/png" manifest:full-path="Pictures/BOXCNUMBER.png"/>
  <manifest:file-entry manifest:media-type="image/png" manifest:full-path="Pictures/BOXDNUMBER.png"/>
  <manifest:file-entry manifest:media-type="image/png" manifest:full-path="Pictures/BOXENUMBER.png"/>
  <manifest:file-entry manifest:media-type="image/png" manifest:full-path="Pictures/BOXFNUMBER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24pt" style:font-size-asian="24pt" style:font-size-complex="24pt"/>
    </style:style>
    <style:style style:name="T1" style:family="text">
      <style:text-properties fo:font-size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size-asian="24pt"/>
    </style:style>
    <style:style style:name="T4" style:family="text">
      <style:text-properties style:font-size-complex="24pt"/>
    </style:style>
    <style:style style:name="fr1" style:family="graphic" style:parent-style-name="Labels">
      <style:graphic-properties style:vertical-pos="top" style:vertical-rel="baselin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2.6252in" svg:height="1in" draw:z-index="0"><draw:text-box><text:p text:style-name="P1"><draw:frame draw:style-name="fr2" draw:name="graphics1" text:anchor-type="paragraph" svg:width="0.9063in" svg:height="0.9063in" draw:z-index="30"><draw:image xlink:href="Pictures/BOXANUMBER.png" xlink:type="simple" xlink:show="embed" xlink:actuate="onLoad"/></draw:frame><text:span text:style-name="T2">BOXALOCATION</text:span></text:p><text:p text:style-name="P1">BOXACONTENTS</text:p></draw:text-box></draw:frame><draw:frame draw:style-name="fr1" draw:name="Frame2" text:anchor-type="as-char" svg:width="2.6252in" svg:height="1in" draw:z-index="1"><draw:text-box><text:p text:style-name="P2"><draw:frame draw:style-name="fr2" draw:name="graphics6" text:anchor-type="paragraph" svg:width="0.9063in" svg:height="0.9063in" draw:z-index="35"><draw:image xlink:href="Pictures/BOXBNUMBER.png" xlink:type="simple" xlink:show="embed" xlink:actuate="onLoad"/></draw:frame>BOXBLOCATION</text:p><text:p text:style-name="P1">BOXBCONTENTS</text:p></draw:text-box></draw:frame><draw:frame draw:style-name="fr1" draw:name="Frame3" text:anchor-type="as-char" svg:width="2.6252in" svg:height="1in" draw:z-index="2"><draw:text-box><text:p text:style-name="P2"><draw:frame draw:style-name="fr2" draw:name="graphics11" text:anchor-type="paragraph" svg:width="0.9063in" svg:height="0.9063in" draw:z-index="40"><draw:image xlink:href="Pictures/BOXCNUMBER.png" xlink:type="simple" xlink:show="embed" xlink:actuate="onLoad"/></draw:frame>BOXCLOCATION</text:p><text:p text:style-name="P1">BOXCCONTENTS</text:p></draw:text-box></draw:frame></text:p>
      <text:p text:style-name="Standard"><draw:frame draw:style-name="fr1" draw:name="Frame4" text:anchor-type="as-char" svg:width="2.6252in" svg:height="1in" draw:z-index="3"><draw:text-box><text:p text:style-name="P1"><draw:frame draw:style-name="fr2" draw:name="graphics2" text:anchor-type="paragraph" svg:width="0.9063in" svg:height="0.9063in" draw:z-index="31"><draw:image xlink:href="Pictures/BOXANUMBER.png" xlink:type="simple" xlink:show="embed" xlink:actuate="onLoad"/></draw:frame><text:span text:style-name="T2">BOXALOCATION</text:span></text:p><text:p text:style-name="P1">BOXACONTENTS</text:p></draw:text-box></draw:frame><draw:frame draw:style-name="fr1" draw:name="Frame5" text:anchor-type="as-char" svg:width="2.6252in" svg:height="1in" draw:z-index="4"><draw:text-box><text:p text:style-name="P2"><draw:frame draw:style-name="fr2" draw:name="graphics7" text:anchor-type="paragraph" svg:width="0.9063in" svg:height="0.9063in" draw:z-index="36"><draw:image xlink:href="Pictures/BOXBNUMBER.png" xlink:type="simple" xlink:show="embed" xlink:actuate="onLoad"/></draw:frame>BOXBLOCATION</text:p><text:p text:style-name="P1">BOXBCONTENTS</text:p></draw:text-box></draw:frame><draw:frame draw:style-name="fr1" draw:name="Frame6" text:anchor-type="as-char" svg:width="2.6252in" svg:height="1in" draw:z-index="5"><draw:text-box><text:p text:style-name="P2"><draw:frame draw:style-name="fr2" draw:name="graphics12" text:anchor-type="paragraph" svg:width="0.9063in" svg:height="0.9063in" draw:z-index="41"><draw:image xlink:href="Pictures/BOXCNUMBER.png" xlink:type="simple" xlink:show="embed" xlink:actuate="onLoad"/></draw:frame>BOXCLOCATION</text:p><text:p text:style-name="P1">BOXCCONTENTS</text:p></draw:text-box></draw:frame></text:p>
      <text:p text:style-name="Standard"><draw:frame draw:style-name="fr1" draw:name="Frame7" text:anchor-type="as-char" svg:width="2.6252in" svg:height="1in" draw:z-index="6"><draw:text-box><text:p text:style-name="P2"><draw:frame draw:style-name="fr2" draw:name="graphics3" text:anchor-type="paragraph" svg:width="0.9063in" svg:height="0.9063in" draw:z-index="32"><draw:image xlink:href="Pictures/BOXANUMBER.png" xlink:type="simple" xlink:show="embed" xlink:actuate="onLoad"/></draw:frame>BOXALOCATION</text:p><text:p text:style-name="P1">BOXACONTENTS</text:p></draw:text-box></draw:frame><draw:frame draw:style-name="fr1" draw:name="Frame8" text:anchor-type="as-char" svg:width="2.6252in" svg:height="1in" draw:z-index="7"><draw:text-box><text:p text:style-name="P2"><draw:frame draw:style-name="fr2" draw:name="graphics8" text:anchor-type="paragraph" svg:width="0.9063in" svg:height="0.9063in" draw:z-index="37"><draw:image xlink:href="Pictures/BOXBNUMBER.png" xlink:type="simple" xlink:show="embed" xlink:actuate="onLoad"/></draw:frame>BOXBLOCATION</text:p><text:p text:style-name="P1">BOXBCONTENTS</text:p></draw:text-box></draw:frame><draw:frame draw:style-name="fr1" draw:name="Frame9" text:anchor-type="as-char" svg:width="2.6252in" svg:height="1in" draw:z-index="8"><draw:text-box><text:p text:style-name="P2"><draw:frame draw:style-name="fr2" draw:name="graphics13" text:anchor-type="paragraph" svg:width="0.9063in" svg:height="0.9063in" draw:z-index="42"><draw:image xlink:href="Pictures/BOXCNUMBER.png" xlink:type="simple" xlink:show="embed" xlink:actuate="onLoad"/></draw:frame>BOXCLOCATION</text:p><text:p text:style-name="P1">BOXCCONTENTS</text:p></draw:text-box></draw:frame></text:p>
      <text:p text:style-name="Standard"><draw:frame draw:style-name="fr1" draw:name="Frame10" text:anchor-type="as-char" svg:width="2.6252in" svg:height="1in" draw:z-index="9"><draw:text-box><text:p text:style-name="P2"><draw:frame draw:style-name="fr2" draw:name="graphics4" text:anchor-type="paragraph" svg:width="0.9063in" svg:height="0.9063in" draw:z-index="33"><draw:image xlink:href="Pictures/BOXANUMBER.png" xlink:type="simple" xlink:show="embed" xlink:actuate="onLoad"/></draw:frame>BOXALOCATION</text:p><text:p text:style-name="P1">BOXACONTENTS</text:p></draw:text-box></draw:frame><draw:frame draw:style-name="fr1" draw:name="Frame11" text:anchor-type="as-char" svg:width="2.6252in" svg:height="1in" draw:z-index="10"><draw:text-box><text:p text:style-name="P2"><draw:frame draw:style-name="fr2" draw:name="graphics9" text:anchor-type="paragraph" svg:width="0.9063in" svg:height="0.9063in" draw:z-index="38"><draw:image xlink:href="Pictures/BOXBNUMBER.png" xlink:type="simple" xlink:show="embed" xlink:actuate="onLoad"/></draw:frame>BOXBLOCATION</text:p><text:p text:style-name="P1">BOXBCONTENTS</text:p></draw:text-box></draw:frame><draw:frame draw:style-name="fr1" draw:name="Frame12" text:anchor-type="as-char" svg:width="2.6252in" svg:height="1in" draw:z-index="11"><draw:text-box><text:p text:style-name="P2"><draw:frame draw:style-name="fr2" draw:name="graphics14" text:anchor-type="paragraph" svg:width="0.9063in" svg:height="0.9063in" draw:z-index="43"><draw:image xlink:href="Pictures/BOXCNUMBER.png" xlink:type="simple" xlink:show="embed" xlink:actuate="onLoad"/></draw:frame>BOXCLOCATION</text:p><text:p text:style-name="P1">BOXCCONTENTS</text:p></draw:text-box></draw:frame></text:p>
      <text:p text:style-name="Standard"><draw:frame draw:style-name="fr1" draw:name="Frame13" text:anchor-type="as-char" svg:width="2.6252in" svg:height="1in" draw:z-index="12"><draw:text-box><text:p text:style-name="P2"><draw:frame draw:style-name="fr2" draw:name="graphics5" text:anchor-type="paragraph" svg:width="0.9063in" svg:height="0.9063in" draw:z-index="34"><draw:image xlink:href="Pictures/BOXANUMBER.png" xlink:type="simple" xlink:show="embed" xlink:actuate="onLoad"/></draw:frame>BOXALOCATION</text:p><text:p text:style-name="P1">BOXACONTENTS</text:p></draw:text-box></draw:frame><draw:frame draw:style-name="fr1" draw:name="Frame14" text:anchor-type="as-char" svg:width="2.6252in" svg:height="1in" draw:z-index="13"><draw:text-box><text:p text:style-name="P2"><draw:frame draw:style-name="fr2" draw:name="graphics10" text:anchor-type="paragraph" svg:width="0.9063in" svg:height="0.9063in" draw:z-index="39"><draw:image xlink:href="Pictures/BOXBNUMBER.png" xlink:type="simple" xlink:show="embed" xlink:actuate="onLoad"/></draw:frame>BOXBLOCATION</text:p><text:p text:style-name="P1">BOXBCONTENTS</text:p></draw:text-box></draw:frame><draw:frame draw:style-name="fr1" draw:name="Frame15" text:anchor-type="as-char" svg:width="2.6252in" svg:height="1in" draw:z-index="14"><draw:text-box><text:p text:style-name="P2"><draw:frame draw:style-name="fr2" draw:name="graphics15" text:anchor-type="paragraph" svg:width="0.9063in" svg:height="0.9063in" draw:z-index="44"><draw:image xlink:href="Pictures/BOXCNUMBER.png" xlink:type="simple" xlink:show="embed" xlink:actuate="onLoad"/></draw:frame>BOXCLOCATION</text:p><text:p text:style-name="P1">BOXCCONTENTS</text:p></draw:text-box></draw:frame></text:p>
      <text:p text:style-name="Standard"><draw:frame draw:style-name="fr1" draw:name="Frame16" text:anchor-type="as-char" svg:width="2.6252in" svg:height="1in" draw:z-index="15"><draw:text-box><text:p text:style-name="P2"><draw:frame draw:style-name="fr2" draw:name="graphics16" text:anchor-type="paragraph" svg:width="0.9063in" svg:height="0.9063in" draw:z-index="45"><draw:image xlink:href="Pictures/BOXDNUMBER.png" xlink:type="simple" xlink:show="embed" xlink:actuate="onLoad"/></draw:frame>BOXDLOCATION</text:p><text:p text:style-name="P1">BOXDCONTENTS</text:p></draw:text-box></draw:frame><draw:frame draw:style-name="fr1" draw:name="Frame17" text:anchor-type="as-char" svg:width="2.6252in" svg:height="1in" draw:z-index="16"><draw:text-box><text:p text:style-name="P2"><draw:frame draw:style-name="fr2" draw:name="graphics21" text:anchor-type="paragraph" svg:width="0.9063in" svg:height="0.9063in" draw:z-index="50"><draw:image xlink:href="Pictures/BOXENUMBER.png" xlink:type="simple" xlink:show="embed" xlink:actuate="onLoad"/></draw:frame>BOXELOCATION</text:p><text:p text:style-name="P1">BOXECONTENTS</text:p></draw:text-box></draw:frame><draw:frame draw:style-name="fr1" draw:name="Frame18" text:anchor-type="as-char" svg:width="2.6252in" svg:height="1in" draw:z-index="17"><draw:text-box><text:p text:style-name="P2"><draw:frame draw:style-name="fr2" draw:name="graphics26" text:anchor-type="paragraph" svg:width="0.9063in" svg:height="0.9063in" draw:z-index="55"><draw:image xlink:href="Pictures/BOXFNUMBER.png" xlink:type="simple" xlink:show="embed" xlink:actuate="onLoad"/></draw:frame>BOXFLOCATION</text:p><text:p text:style-name="P1">BOXFCONTENTS</text:p></draw:text-box></draw:frame></text:p>
      <text:p text:style-name="Standard"><draw:frame draw:style-name="fr1" draw:name="Frame19" text:anchor-type="as-char" svg:width="2.6252in" svg:height="1in" draw:z-index="18"><draw:text-box><text:p text:style-name="P2"><draw:frame draw:style-name="fr2" draw:name="graphics17" text:anchor-type="paragraph" svg:width="0.9063in" svg:height="0.9063in" draw:z-index="46"><draw:image xlink:href="Pictures/BOXDNUMBER.png" xlink:type="simple" xlink:show="embed" xlink:actuate="onLoad"/></draw:frame>BOXDLOCATION</text:p><text:p text:style-name="P1">BOXDCONTENTS</text:p></draw:text-box></draw:frame><draw:frame draw:style-name="fr1" draw:name="Frame20" text:anchor-type="as-char" svg:width="2.6252in" svg:height="1in" draw:z-index="19"><draw:text-box><text:p text:style-name="P2"><draw:frame draw:style-name="fr2" draw:name="graphics22" text:anchor-type="paragraph" svg:width="0.9063in" svg:height="0.9063in" draw:z-index="51"><draw:image xlink:href="Pictures/BOXENUMBER.png" xlink:type="simple" xlink:show="embed" xlink:actuate="onLoad"/></draw:frame>BOXELOCATION</text:p><text:p text:style-name="P1">BOXECONTENTS</text:p></draw:text-box></draw:frame><draw:frame draw:style-name="fr1" draw:name="Frame21" text:anchor-type="as-char" svg:width="2.6252in" svg:height="1in" draw:z-index="20"><draw:text-box><text:p text:style-name="P2"><draw:frame draw:style-name="fr2" draw:name="graphics27" text:anchor-type="paragraph" svg:width="0.9063in" svg:height="0.9063in" draw:z-index="56"><draw:image xlink:href="Pictures/BOXFNUMBER.png" xlink:type="simple" xlink:show="embed" xlink:actuate="onLoad"/></draw:frame>BOXFLOCATION</text:p><text:p text:style-name="P1">BOXFCONTENTS</text:p></draw:text-box></draw:frame></text:p>
      <text:p text:style-name="Standard"><draw:frame draw:style-name="fr1" draw:name="Frame22" text:anchor-type="as-char" svg:width="2.6252in" svg:height="1in" draw:z-index="21"><draw:text-box><text:p text:style-name="P2"><draw:frame draw:style-name="fr2" draw:name="graphics18" text:anchor-type="paragraph" svg:width="0.9063in" svg:height="0.9063in" draw:z-index="47"><draw:image xlink:href="Pictures/BOXDNUMBER.png" xlink:type="simple" xlink:show="embed" xlink:actuate="onLoad"/></draw:frame>BOXDLOCATION</text:p><text:p text:style-name="P1">BOXDCONTENTS</text:p></draw:text-box></draw:frame><draw:frame draw:style-name="fr1" draw:name="Frame23" text:anchor-type="as-char" svg:width="2.6252in" svg:height="1in" draw:z-index="22"><draw:text-box><text:p text:style-name="P2"><draw:frame draw:style-name="fr2" draw:name="graphics23" text:anchor-type="paragraph" svg:width="0.9063in" svg:height="0.9063in" draw:z-index="52"><draw:image xlink:href="Pictures/BOXENUMBER.png" xlink:type="simple" xlink:show="embed" xlink:actuate="onLoad"/></draw:frame>BOXELOCATION</text:p><text:p text:style-name="P1">BOXECONTENTS</text:p></draw:text-box></draw:frame><draw:frame draw:style-name="fr1" draw:name="Frame24" text:anchor-type="as-char" svg:width="2.6252in" svg:height="1in" draw:z-index="23"><draw:text-box><text:p text:style-name="P2"><draw:frame draw:style-name="fr2" draw:name="graphics28" text:anchor-type="paragraph" svg:width="0.9063in" svg:height="0.9063in" draw:z-index="57"><draw:image xlink:href="Pictures/BOXFNUMBER.png" xlink:type="simple" xlink:show="embed" xlink:actuate="onLoad"/></draw:frame>BOXFLOCATION</text:p><text:p text:style-name="P1">BOXFCONTENTS</text:p></draw:text-box></draw:frame></text:p>
      <text:p text:style-name="Standard"><draw:frame draw:style-name="fr1" draw:name="Frame25" text:anchor-type="as-char" svg:width="2.6252in" svg:height="1in" draw:z-index="24"><draw:text-box><text:p text:style-name="P2"><draw:frame draw:style-name="fr2" draw:name="graphics19" text:anchor-type="paragraph" svg:width="0.9063in" svg:height="0.9063in" draw:z-index="48"><draw:image xlink:href="Pictures/BOXDNUMBER.png" xlink:type="simple" xlink:show="embed" xlink:actuate="onLoad"/></draw:frame>BOXDLOCATION</text:p><text:p text:style-name="P1">BOXDCONTENTS</text:p></draw:text-box></draw:frame><draw:frame draw:style-name="fr1" draw:name="Frame26" text:anchor-type="as-char" svg:width="2.6252in" svg:height="1in" draw:z-index="25"><draw:text-box><text:p text:style-name="P2"><draw:frame draw:style-name="fr2" draw:name="graphics24" text:anchor-type="paragraph" svg:width="0.9063in" svg:height="0.9063in" draw:z-index="53"><draw:image xlink:href="Pictures/BOXENUMBER.png" xlink:type="simple" xlink:show="embed" xlink:actuate="onLoad"/></draw:frame>BOXELOCATION</text:p><text:p text:style-name="P1">BOXECONTENTS</text:p></draw:text-box></draw:frame><draw:frame draw:style-name="fr1" draw:name="Frame27" text:anchor-type="as-char" svg:width="2.6252in" svg:height="1in" draw:z-index="26"><draw:text-box><text:p text:style-name="P2"><draw:frame draw:style-name="fr2" draw:name="graphics29" text:anchor-type="paragraph" svg:width="0.9063in" svg:height="0.9063in" draw:z-index="58"><draw:image xlink:href="Pictures/BOXFNUMBER.png" xlink:type="simple" xlink:show="embed" xlink:actuate="onLoad"/></draw:frame>BOXFLOCATION</text:p><text:p text:style-name="P1">BOXFCONTENTS</text:p></draw:text-box></draw:frame></text:p>
      <text:p text:style-name="Standard"><draw:frame draw:style-name="fr1" draw:name="Frame28" text:anchor-type="as-char" svg:width="2.6252in" svg:height="1in" draw:z-index="27"><draw:text-box><text:p text:style-name="P2"><draw:frame draw:style-name="fr2" draw:name="graphics20" text:anchor-type="paragraph" svg:width="0.9063in" svg:height="0.9063in" draw:z-index="49"><draw:image xlink:href="Pictures/BOXDNUMBER.png" xlink:type="simple" xlink:show="embed" xlink:actuate="onLoad"/></draw:frame>BOXDLOCATION</text:p><text:p text:style-name="P1">BOXDCONTENTS</text:p></draw:text-box></draw:frame><draw:frame draw:style-name="fr1" draw:name="Frame29" text:anchor-type="as-char" svg:width="2.6252in" svg:height="1in" draw:z-index="28"><draw:text-box><text:p text:style-name="P2"><draw:frame draw:style-name="fr2" draw:name="graphics25" text:anchor-type="paragraph" svg:width="0.9063in" svg:height="0.9063in" draw:z-index="54"><draw:image xlink:href="Pictures/BOXENUMBER.png" xlink:type="simple" xlink:show="embed" xlink:actuate="onLoad"/></draw:frame>BOXELOCATION</text:p><text:p text:style-name="P1">BOXECONTENTS</text:p></draw:text-box></draw:frame><draw:frame draw:style-name="fr1" draw:name="Frame30" text:anchor-type="as-char" svg:width="2.6252in" svg:height="1in" draw:z-index="29"><draw:text-box><text:p text:style-name="P2"><draw:frame draw:style-name="fr2" draw:name="graphics30" text:anchor-type="paragraph" svg:width="0.9063in" svg:height="0.9063in" draw:z-index="59"><draw:image xlink:href="Pictures/BOXFNUMBER.png" xlink:type="simple" xlink:show="embed" xlink:actuate="onLoad"/></draw:frame>BOXFLOCATION</text:p><text:p text:style-name="P1">BOXFCONTENT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2.6252in" svg:height="1in" text:anchor-type="as-char" svg:y="0in" fo:margin-left="0in" fo:margin-right="0.1252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4543in" fo:page-height="10.5161in" style:num-format="" style:paper-tray-name="Automatic" style:print-orientation="portrait" fo:margin-top="0.5in" fo:margin-bottom="0.0075in" fo:margin-left="0.1882in" fo:margin-right="0.0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mmodore Jaeger</meta:initial-creator>
    <meta:creation-date>2012-04-14T12:24:31</meta:creation-date>
    <meta:document-statistic meta:table-count="0" meta:image-count="30" meta:object-count="0" meta:page-count="1" meta:paragraph-count="70" meta:word-count="60" meta:character-count="540"/>
    <dc:date>2012-04-14T12:30:06</dc:date>
    <dc:creator>Commodore Jaeger</dc:creator>
    <meta:editing-duration>PT00H05M36S</meta:editing-duration>
    <meta:editing-cycles>1</meta:editing-cycles>
    <meta:generator>OpenOffice.org/3.2$Unix OpenOffice.org_project/320m12$Build-9483</meta:generator>
  </office:meta>
</office:document-meta>
</file>